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d144" officeooo:paragraph-rsid="001ad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7T17:33:31.117000000</meta:creation-date>
    <meta:editing-cycles>1</meta:editing-cycles>
    <meta:editing-duration>PT35S</meta:editing-duration>
    <dc:description>Test</dc:description>
    <meta:keyword>example</meta:keyword>
    <meta:keyword>test</meta:keyword>
    <dc:subject>Test</dc:subject>
    <dc:title>Test</dc:title>
    <dc:date>2020-05-27T17:34:06.530000000</dc:date>
    <meta:document-statistic meta:table-count="0" meta:image-count="0" meta:object-count="0" meta:page-count="1" meta:paragraph-count="1" meta:word-count="2" meta:character-count="9" meta:non-whitespace-character-count="8"/>
    <meta:generator>LibreOffice/6.4.2.2$Windows_X86_64 LibreOffice_project/4e471d8c02c9c90f512f7f9ead8875b57fcb1ec3</meta:generator>
    <meta:user-defined meta:name="Custom">Custom</meta:user-defined>
  </office:meta>
</office:document-meta>
</file>